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</office:automatic-styles>
  <office:body>
    <office:text>
      <text:h text:style-name="Title">AMBER alert</text:h>
      <text:p text:style-name="Text_20_body">Lost things have a way of staying lost. They have to want to be found---is that why we tack up signs, hang socks from hooks in the park, have a box for what's been lost but now is found? Maybe the lost <text:span text:style-name="T1">want</text:span> to be found but we're looking in the wrong places. Maybe we speak the wrong language, the language of the found, to call to them. Maybe we should try another do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MBER alert</dc:title>
  </office:meta>
</office:document-meta>
</file>